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0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000000" fo:border-left="0.74pt solid #000000" fo:border-right="none" fo:border-top="none"/>
      <style:text-properties style:use-window-font-color="tru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static.xx.fbcdn.net/images/emoji.php/v9/t6e/1/16/1f534.png" draw:style-name="gr1" draw:text-style-name="P1" svg:width="0.1661in" svg:height="0.1661in" svg:x="0in" svg:y="2.311in">
            <draw:image xlink:href="https://static.xx.fbcdn.net/images/emoji.php/v9/t6e/1/16/1f534.png" xlink:type="simple" xlink:show="embed" xlink:actuate="onLoad" draw:mime-type="image/png">
              <text:p/>
            </draw:image>
          </draw:frame>
          <draw:frame draw:z-index="1" draw:name="https://static.xx.fbcdn.net/images/emoji.php/v9/t6e/1/16/1f534.png" draw:style-name="gr1" draw:text-style-name="P1" svg:width="0.1661in" svg:height="0.1661in" svg:x="0.1665in" svg:y="2.311in">
            <draw:image xlink:href="https://static.xx.fbcdn.net/images/emoji.php/v9/t6e/1/16/1f534.png" xlink:type="simple" xlink:show="embed" xlink:actuate="onLoad" draw:mime-type="image/png">
              <text:p/>
            </draw:image>
          </draw:frame>
          <draw:frame draw:z-index="2" draw:name="https://static.xx.fbcdn.net/images/emoji.php/v9/t6e/1/16/1f534.png" draw:style-name="gr1" draw:text-style-name="P1" svg:width="0.1661in" svg:height="0.1661in" svg:x="0.3331in" svg:y="2.311in">
            <draw:image xlink:href="https://static.xx.fbcdn.net/images/emoji.php/v9/t6e/1/16/1f534.png" xlink:type="simple" xlink:show="embed" xlink:actuate="onLoad" draw:mime-type="image/png">
              <text:p/>
            </draw:image>
          </draw:frame>
          <draw:frame draw:z-index="3" draw:name="https://static.xx.fbcdn.net/images/emoji.php/v9/t6e/1/16/1f534.png" draw:style-name="gr1" draw:text-style-name="P1" svg:width="0.1661in" svg:height="0.1661in" svg:x="0.4996in" svg:y="2.311in">
            <draw:image xlink:href="https://static.xx.fbcdn.net/images/emoji.php/v9/t6e/1/16/1f534.png" xlink:type="simple" xlink:show="embed" xlink:actuate="onLoad" draw:mime-type="image/png">
              <text:p/>
            </draw:image>
          </draw:frame>
          <draw:frame draw:z-index="4" draw:name="https://static.xx.fbcdn.net/images/emoji.php/v9/t6e/1/16/1f534.png" draw:style-name="gr1" draw:text-style-name="P1" svg:width="0.1661in" svg:height="0.1661in" svg:x="0.6661in" svg:y="2.311in">
            <draw:image xlink:href="https://static.xx.fbcdn.net/images/emoji.php/v9/t6e/1/16/1f534.png" xlink:type="simple" xlink:show="embed" xlink:actuate="onLoad" draw:mime-type="image/png">
              <text:p/>
            </draw:image>
          </draw:frame>
          <draw:frame draw:z-index="5" draw:name="https://static.xx.fbcdn.net/images/emoji.php/v9/t6e/1/16/1f534.png" draw:style-name="gr1" draw:text-style-name="P1" svg:width="0.1661in" svg:height="0.1661in" svg:x="0.8327in" svg:y="2.311in">
            <draw:image xlink:href="https://static.xx.fbcdn.net/images/emoji.php/v9/t6e/1/16/1f534.png" xlink:type="simple" xlink:show="embed" xlink:actuate="onLoad" draw:mime-type="image/png">
              <text:p/>
            </draw:image>
          </draw:frame>
          <draw:frame draw:z-index="6" draw:name="https://static.xx.fbcdn.net/images/emoji.php/v9/t6e/1/16/1f534.png" draw:style-name="gr1" draw:text-style-name="P1" svg:width="0.1661in" svg:height="0.1661in" svg:x="0.9992in" svg:y="2.311in">
            <draw:image xlink:href="https://static.xx.fbcdn.net/images/emoji.php/v9/t6e/1/16/1f534.png" xlink:type="simple" xlink:show="embed" xlink:actuate="onLoad" draw:mime-type="image/png">
              <text:p/>
            </draw:image>
          </draw:frame>
          <draw:frame draw:z-index="7" draw:name="https://static.xx.fbcdn.net/images/emoji.php/v9/t6e/1/16/1f534.png" draw:style-name="gr1" draw:text-style-name="P1" svg:width="0.1661in" svg:height="0.1661in" svg:x="1.1657in" svg:y="2.311in">
            <draw:image xlink:href="https://static.xx.fbcdn.net/images/emoji.php/v9/t6e/1/16/1f534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<text:a xlink:href="http://freefullpdf.com/mobile.html?fbclid=IwAR151e_2pWGPYlWHLajpSNG3upCht5gMKISpuf6_egAbM5I5XMVFpReHgd4#gsc.tab=0" xlink:type="simple">http://freefullpdf.com/mobile.html#gsc.tab=0</text:a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refseek.com/?fbclid=IwAR0fRVXu8UunjCZ6pZQNSgcAHkI-3NpwmkjCXT2VbZuTHfKh7WdGYe0dXKU" xlink:type="simple">http://refseek.com</text:a>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<text:a xlink:href="http://oalib.com/?fbclid=IwAR1iKieWO8kaHq53FMayrCEQVusnYHY897RjCukSPCT3U90SOncCfhWfr0U" xlink:type="simple">http://oalib.com</text:a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srv3.eulc.edu.eg/eulc_v5/libraries/start.aspx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pqdtopen.proquest.com/search.html?fbclid=IwAR3c1iA1SeINSGy-fMmLvUqvP-vz5DWcDD6bKZ35PMPed2LZeqyEtHOI0s8" xlink:type="simple">http://pqdtopen.proquest.com/search.htm</text:a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t1t.net/?fbclid=IwAR30VteJ85JxvbL6A6EK90gk7So8wtKdCuZGcG6ni5VjXwKnKlXyPoLYEnA" xlink:type="simple">http://t1t.net</text:a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openthesis.org/?fbclid=IwAR2F-s5A1C3sXdDKHKCmdMhyUY5x0Rtqt-uO6pLtVpkyIir70mHBWE55I0U" xlink:type="simple">http://openthesis.org</text:a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thos.bl.uk/Home.do;jsessionid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<text:a xlink:href="https://sites.google.com/a/ndltd.org/ndltd/home?fbclid=IwAR09ydaDTBJGsQfpLU1u025V2_kRNqoXl1kPjFx5V4c05bvV5xwpgJcQlrg" xlink:type="simple">https://sites.google.com/a/ndltd.org/ndltd/home</text:a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worldcat.org/?fbclid=IwAR0UJxuTkFvf827094BvhziMIxbnvO8fbQmYhoysX8omIw0TEXnkE1UfgcU" xlink:type="simple">http://worldcat.org</text:a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worldcat.org/?fbclid=IwAR0UJxuTkFvf827094BvhziMIxbnvO8fbQmYhoysX8omIw0TEXnkE1UfgcU" xlink:type="simple">http://worldcat.org</text:a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pdfsearchengine.net/?fbclid=IwAR1m-9W4Xa5AkU5baHxHEf5-DDrV1EToYbB8yp7WYvZz4FaUgvQIxsIa93Y" xlink:type="simple">http://pdfsearchengine.net</text:a>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1- <text:a xlink:href="http://sci-hub.ee/?fbclid=IwAR2PBaJEnNJWyc0Ly2nTL0kDvVTq-x6Oy_bsuVAiYMQIgfHGVpIcOmbWszg" xlink:type="simple">http://sci-hub.ee</text:a> 2- <text:a xlink:href="http://sci-hub.xin/?fbclid=IwAR2Vpmbg8LHVsumQH-ExFnHw6UOTvZlOoTxID_LhhqHICltYzYw1YnHPIJs" xlink:type="simple">http://sci-hub.xin</text:a> 3- <text:a xlink:href="http://sci-hub.ai/?fbclid=IwAR0MTRXNYh_H8QTa_KJ8Ba9smyitoSUNfmjCT6SL2OLOAolocqdqmCyoUug" xlink:type="simple">http://sci-hub.ai</text:a> 4- <text:a xlink:href="https://sci-hub.st/?fbclid=IwAR0MTRXNYh_H8QTa_KJ8Ba9smyitoSUNfmjCT6SL2OLOAolocqdqmCyoUug" xlink:type="simple">https://sci-hub.st</text:a> 5- <text:a xlink:href="https://sci-hub.se/?fbclid=IwAR0EJWUA1YZPZoqgs9t5_YcSGYwCbh5Dtq3RCgLMSkVm6zb4_JCeuYDdevc" xlink:type="simple">https://sci-hub.se</text:a> 6- <text:a xlink:href="https://sci-hub.do/?fbclid=IwAR2Nb64uSdhr27Q-5me2qCBxlUXuOiQygiQzJESz28L91L9-LR05TYutYUE" xlink:type="simple">https://sci-hub.do</text:a> 7- <text:a xlink:href="https://sci-hub.ai/?fbclid=IwAR2Nb64uSdhr27Q-5me2qCBxlUXuOiQygiQzJESz28L91L9-LR05TYutYUE" xlink:type="simple">https://sci-hub.ai</text:a> 8- <text:a xlink:href="https://sci-hub.cat/?fbclid=IwAR2dbDOzcpk6pQBIXt6Xrf3IMEQ_9MLv_MTi7fPrdUz9g1kAWnOWjXOFPq8" xlink:type="simple">https://sci-hub.cat</text:a></text:p>
          </table:table-cell>
          <table:table-cell table:number-columns-repeated="2"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2:26:08.282328134</meta:creation-date>
    <dc:date>2023-01-31T14:29:41.529000665</dc:date>
    <meta:editing-duration>PT7M43S</meta:editing-duration>
    <meta:editing-cycles>2</meta:editing-cycles>
    <meta:generator>LibreOffice/7.4.3.2$Linux_X86_64 LibreOffice_project/40$Build-2</meta:generator>
    <meta:document-statistic meta:table-count="1" meta:cell-count="13" meta:object-count="8"/>
  </office:meta>
</office:document-meta>
</file>